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Hand</text:p>
          </table:table-cell>
          <table:table-cell table:style-name="Default" office:value-type="string" calcext:value-type="string">
            <text:p>Laterality</text:p>
          </table:table-cell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BMI</text:p>
          </table:table-cell>
          <table:table-cell table:style-name="Default" office:value-type="string" calcext:value-type="string">
            <text:p>R2</text:p>
          </table:table-cell>
          <table:table-cell table:style-name="Default"/>
          <table:table-cell table:style-name="Default" office:value-type="string" calcext:value-type="string">
            <text:p>Correlation P Height</text:p>
          </table:table-cell>
          <table:table-cell table:style-name="Default" office:value-type="string" calcext:value-type="string">
            <text:p>Correlation P Weight</text:p>
          </table:table-cell>
          <table:table-cell table:style-name="Default" office:value-type="string" calcext:value-type="string">
            <text:p>Correlation P BMI</text:p>
          </table:table-cell>
          <table:table-cell table:style-name="Default" office:value-type="string" calcext:value-type="string">
            <text:p>Correlation P 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Left Handed </text:p>
          </table:table-cell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formula="of:=[.F2]/POWER([.E2]/100; 2)" office:value-type="float" office:value="26.7299274950717" calcext:value-type="float">
            <text:p>26.7299274950717</text:p>
          </table:table-cell>
          <table:table-cell office:value-type="float" office:value="0.774589280089993" calcext:value-type="float">
            <text:p>0.774589280089993</text:p>
          </table:table-cell>
          <table:table-cell/>
          <table:table-cell table:formula="of:=PEARSON([.E2:.E21];[.H2:.H21])" office:value-type="float" office:value="-0.401473451843523" calcext:value-type="float">
            <text:p>-0.401473451843523</text:p>
          </table:table-cell>
          <table:table-cell table:formula="of:=PEARSON([.F2:.F21];[.H2:.H21])" office:value-type="float" office:value="0.0242516042127939" calcext:value-type="float">
            <text:p>0.024251604212794</text:p>
          </table:table-cell>
          <table:table-cell table:formula="of:=PEARSON([.G2:.G21];[.H2:.H21])" office:value-type="float" office:value="0.267776187444336" calcext:value-type="float">
            <text:p>0.267776187444336</text:p>
          </table:table-cell>
          <table:table-cell table:formula="of:=PEARSON([.D2:.D21];[.H2:.H21])" office:value-type="float" office:value="-0.0431392461370448" calcext:value-type="float">
            <text:p>-0.043139246137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F3]/POWER([.E3]/100; 2)" office:value-type="float" office:value="21.6049382716049" calcext:value-type="float">
            <text:p>21.6049382716049</text:p>
          </table:table-cell>
          <table:table-cell office:value-type="float" office:value="0.807154246152743" calcext:value-type="float">
            <text:p>0.8071542461527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table:formula="of:=[.F4]/POWER([.E4]/100; 2)" office:value-type="float" office:value="30.1194019147334" calcext:value-type="float">
            <text:p>30.1194019147334</text:p>
          </table:table-cell>
          <table:table-cell office:value-type="float" office:value="0.855299657271392" calcext:value-type="float">
            <text:p>0.8552996572713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Left Handed </text:p>
          </table:table-cell>
          <table:table-cell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formula="of:=[.F5]/POWER([.E5]/100; 2)" office:value-type="float" office:value="22.5895514360501" calcext:value-type="float">
            <text:p>22.5895514360501</text:p>
          </table:table-cell>
          <table:table-cell office:value-type="float" office:value="0.791989219443826" calcext:value-type="float">
            <text:p>0.7919892194438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Left Handed 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3" calcext:value-type="float">
            <text:p>93</text:p>
          </table:table-cell>
          <table:table-cell table:formula="of:=[.F6]/POWER([.E6]/100; 2)" office:value-type="float" office:value="29.3523545006944" calcext:value-type="float">
            <text:p>29.3523545006944</text:p>
          </table:table-cell>
          <table:table-cell office:value-type="float" office:value="0.820373130925977" calcext:value-type="float">
            <text:p>0.82037313092597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table:formula="of:=[.F7]/POWER([.E7]/100; 2)" office:value-type="float" office:value="25.9094569517874" calcext:value-type="float">
            <text:p>25.9094569517874</text:p>
          </table:table-cell>
          <table:table-cell office:value-type="float" office:value="0.797689520349131" calcext:value-type="float">
            <text:p>0.7976895203491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F8]/POWER([.E8]/100; 2)" office:value-type="float" office:value="20.1091640333238" calcext:value-type="float">
            <text:p>20.1091640333238</text:p>
          </table:table-cell>
          <table:table-cell office:value-type="float" office:value="0.784695123906974" calcext:value-type="float">
            <text:p>0.7846951239069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table:formula="of:=[.F9]/POWER([.E9]/100; 2)" office:value-type="float" office:value="23.9868703446534" calcext:value-type="float">
            <text:p>23.9868703446534</text:p>
          </table:table-cell>
          <table:table-cell office:value-type="float" office:value="0.82830664354829" calcext:value-type="float">
            <text:p>0.8283066435482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table:formula="of:=[.F10]/POWER([.E10]/100; 2)" office:value-type="float" office:value="23.458562375267" calcext:value-type="float">
            <text:p>23.458562375267</text:p>
          </table:table-cell>
          <table:table-cell office:value-type="float" office:value="0.823758991633446" calcext:value-type="float">
            <text:p>0.82375899163344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table:formula="of:=[.F11]/POWER([.E11]/100; 2)" office:value-type="float" office:value="20.1950922115531" calcext:value-type="float">
            <text:p>20.1950922115531</text:p>
          </table:table-cell>
          <table:table-cell office:value-type="float" office:value="0.817983714984562" calcext:value-type="float">
            <text:p>0.81798371498456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formula="of:=[.F12]/POWER([.E12]/100; 2)" office:value-type="float" office:value="24.4897959183673" calcext:value-type="float">
            <text:p>24.4897959183673</text:p>
          </table:table-cell>
          <table:table-cell office:value-type="float" office:value="0.777650936465193" calcext:value-type="float">
            <text:p>0.77765093646519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table:formula="of:=[.F13]/POWER([.E13]/100; 2)" office:value-type="float" office:value="22.8571428571429" calcext:value-type="float">
            <text:p>22.8571428571429</text:p>
          </table:table-cell>
          <table:table-cell office:value-type="float" office:value="0.822634024299495" calcext:value-type="float">
            <text:p>0.8226340242994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formula="of:=[.F14]/POWER([.E14]/100; 2)" office:value-type="float" office:value="24.4897959183673" calcext:value-type="float">
            <text:p>24.4897959183673</text:p>
          </table:table-cell>
          <table:table-cell office:value-type="float" office:value="0.835881722301287" calcext:value-type="float">
            <text:p>0.83588172230128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Left Handed 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table:formula="of:=[.F15]/POWER([.E15]/100; 2)" office:value-type="float" office:value="19.3905817174515" calcext:value-type="float">
            <text:p>19.3905817174515</text:p>
          </table:table-cell>
          <table:table-cell office:value-type="float" office:value="0.789422228479047" calcext:value-type="float">
            <text:p>0.7894222284790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table:formula="of:=[.F16]/POWER([.E16]/100; 2)" office:value-type="float" office:value="21.9138056975895" calcext:value-type="float">
            <text:p>21.9138056975895</text:p>
          </table:table-cell>
          <table:table-cell office:value-type="float" office:value="0.730186022796907" calcext:value-type="float">
            <text:p>0.73018602279690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table:formula="of:=[.F17]/POWER([.E17]/100; 2)" office:value-type="float" office:value="22.7204383708109" calcext:value-type="float">
            <text:p>22.7204383708109</text:p>
          </table:table-cell>
          <table:table-cell office:value-type="float" office:value="0.772495563321171" calcext:value-type="float">
            <text:p>0.7724955633211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table:formula="of:=[.F18]/POWER([.E18]/100; 2)" office:value-type="float" office:value="20.8307031940412" calcext:value-type="float">
            <text:p>20.8307031940412</text:p>
          </table:table-cell>
          <table:table-cell office:value-type="float" office:value="0.769742173461733" calcext:value-type="float">
            <text:p>0.76974217346173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formula="of:=[.F19]/POWER([.E19]/100; 2)" office:value-type="float" office:value="29.320987654321" calcext:value-type="float">
            <text:p>29.320987654321</text:p>
          </table:table-cell>
          <table:table-cell office:value-type="float" office:value="0.766790232305634" calcext:value-type="float">
            <text:p>0.76679023230563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table:formula="of:=[.F20]/POWER([.E20]/100; 2)" office:value-type="float" office:value="23.8884409806205" calcext:value-type="float">
            <text:p>23.8884409806205</text:p>
          </table:table-cell>
          <table:table-cell office:value-type="float" office:value="0.789981758586986" calcext:value-type="float">
            <text:p>0.78998175858698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act </text:p>
          </table:table-cell>
          <table:table-cell office:value-type="string" calcext:value-type="string">
            <text:p>Right Handed 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table:formula="of:=[.F21]/POWER([.E21]/100; 2)" office:value-type="float" office:value="23.5478806907378" calcext:value-type="float">
            <text:p>23.5478806907378</text:p>
          </table:table-cell>
          <table:table-cell office:value-type="float" office:value="0.817156375837649" calcext:value-type="float">
            <text:p>0.8171563758376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1:33:05.278519727</meta:creation-date>
    <dc:date>2020-05-18T11:55:47.747650405</dc:date>
    <meta:editing-duration>PT7M4S</meta:editing-duration>
    <meta:editing-cycles>1</meta:editing-cycles>
    <meta:document-statistic meta:table-count="1" meta:cell-count="176" meta:object-count="0"/>
    <meta:generator>LibreOffice/6.0.7.3$Linux_X86_64 LibreOffice_project/00m0$Build-3</meta:generator>
  </office:meta>
</office:document-meta>
</file>